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5458" officeooo:paragraph-rsid="0019545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5458" officeooo:paragraph-rsid="0019545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1f83" officeooo:paragraph-rsid="001e1f8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5458" officeooo:paragraph-rsid="001f8b7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5458" officeooo:paragraph-rsid="002183c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95458" officeooo:paragraph-rsid="0022b6e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8b71" style:font-weight-asian="bold" style:font-weight-complex="bold"/>
    </style:style>
    <style:style style:name="T3" style:family="text">
      <style:text-properties officeooo:rsid="001e9561"/>
    </style:style>
    <style:style style:name="T4" style:family="text">
      <style:text-properties officeooo:rsid="001c39e6"/>
    </style:style>
    <style:style style:name="T5" style:family="text">
      <style:text-properties officeooo:rsid="001f8b71"/>
    </style:style>
    <style:style style:name="T6" style:family="text">
      <style:text-properties officeooo:rsid="001ffc85"/>
    </style:style>
    <style:style style:name="T7" style:family="text">
      <style:text-properties officeooo:rsid="002183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vénements</text:p>
      <text:p text:style-name="P1"/>
      <text:p text:style-name="P2"><text:span text:style-name="T1">Issue </text:span><text:span text:style-name="T2">spéciale</text:span> : connaître le tour de l’attaque</text:p>
      <text:p text:style-name="P2"><text:span text:style-name="T1">PNJ</text:span> : Éclaireur</text:p>
      <text:p text:style-name="P2"><text:span text:style-name="T1">Texte</text:span> : <text:span text:style-name="T3">Messire, les nouvelles sont alarmantes ! L’ennemi n’est plus très loin !</text:span></text:p>
      <text:p text:style-name="P2"><text:span text:style-name="T1">Choix/ Effets</text:span> : -État d’urgence ! / Nourriture – 2 , Bonheur – 1, <text:s/>Armée + 1</text:p>
      <text:p text:style-name="P2">-Faites des provisions ! / Nourriture + 1 , Bonheur + <text:span text:style-name="T4">1</text:span></text:p>
      <text:p text:style-name="P3">=&gt; Tour de l’attaque connu</text:p>
      <text:p text:style-name="P3"/>
      <text:p text:style-name="P3"/>
      <text:p text:style-name="P4"><text:span text:style-name="T1">Issue s</text:span><text:span text:style-name="T2">péciale</text:span> : <text:span text:style-name="T5">nul</text:span></text:p>
      <text:p text:style-name="P4"><text:span text:style-name="T1">PNJ</text:span> : <text:span text:style-name="T6">Noble</text:span></text:p>
      <text:p text:style-name="P4"><text:span text:style-name="T1">Texte</text:span> : <text:span text:style-name="T6">A temps désespérés, mesures désespérées ! Si le peuple est décimé par l’invasion, il apparaît logique que son gouvernement lui survive. Prenons dans les réserves de quoi nous sustenter dans ces temps de crise.</text:span></text:p>
      <text:p text:style-name="P4"><text:span text:style-name="T1">Choix/ Effets</text:span> : -<text:span text:style-name="T6">Ma foi ce n’est que de la piétaille… Nourriture -3 / Bonheur -2 / Armee + 3 / Argent +2</text:span></text:p>
      <text:p text:style-name="P4">-<text:span text:style-name="T6">Qu’est-ce qu’un roi sans sujet !? Jamais ! <text:s/>Bonheur +1 / Armee -1 / Argent -2</text:span></text:p>
      <text:p text:style-name="P4"/>
      <text:p text:style-name="P4"/>
      <text:p text:style-name="P5"><text:span text:style-name="T1">Issue s</text:span><text:span text:style-name="T2">péciale</text:span> : <text:span text:style-name="T5">nul</text:span></text:p>
      <text:p text:style-name="P5"><text:span text:style-name="T1">PNJ</text:span> : <text:span text:style-name="T6">Noble</text:span></text:p>
      <text:p text:style-name="P5"><text:span text:style-name="T1">Texte</text:span> : <text:span text:style-name="T7">Il nous faut plus d’hommes dans cet Ost de fainéant ! Piochons dans les forces du guet municipal ! Les rues sont sûres ils ne manqueront à personne.</text:span></text:p>
      <text:p text:style-name="P5"><text:span text:style-name="T1">Choix/ Effets</text:span> : -<text:span text:style-name="T7">Espérons qu’il n’arrive rien aux petites gens… </text:span><text:span text:style-name="T6"><text:s text:c="2"/>Bonheur -2 / Armee + 3 </text:span></text:p>
      <text:p text:style-name="P5">-<text:span text:style-name="T7">Et pourquoi pas vider les rues de nos gardes tant qu’on y est !? Non !</text:span><text:span text:style-name="T6"> <text:s/>Bonheur +1 </text:span></text:p>
      <text:p text:style-name="P5"/>
      <text:p text:style-name="P5"/>
      <text:p text:style-name="P6"><text:span text:style-name="T1">Issue s</text:span><text:span text:style-name="T2">péciale</text:span> : <text:span text:style-name="T5">nul</text:span></text:p>
      <text:p text:style-name="P6"><text:span text:style-name="T1">PNJ</text:span> : <text:span text:style-name="T6">Noble</text:span></text:p>
      <text:p text:style-name="P6"><text:span text:style-name="T1">Texte</text:span> : <text:span text:style-name="T7">Il nous faut plus d’hommes dans cet Ost de fainéant ! Piochons dans les forces du guet municipal ! Les rues sont sûres ils ne manqueront à personne.</text:span></text:p>
      <text:p text:style-name="P6"><text:span text:style-name="T1">Choix/ Effets</text:span> : -<text:span text:style-name="T7">Espérons qu’il n’arrive rien aux petites gens… </text:span><text:span text:style-name="T6"><text:s text:c="2"/>Bonheur -2 / Armee + 3 </text:span></text:p>
      <text:p text:style-name="P6">-<text:span text:style-name="T7">Et pourquoi pas vider les rues de nos gardes tant qu’on y est !? Non !</text:span><text:span text:style-name="T6"> <text:s/>Bonheur +1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9:34:59.860779500</meta:creation-date>
    <dc:date>2025-10-08T13:11:49.782511700</dc:date>
    <meta:editing-duration>PT1H58M42S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2" meta:word-count="282" meta:character-count="1459" meta:non-whitespace-character-count="1185"/>
  </office:meta>
</office:document-meta>
</file>